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Oswald1" svg:font-family="Oswald" style:font-adornments="Medium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87cm" fo:min-width="7.88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0.135cm"/>
    </style:style>
    <style:style style:name="gr4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2.002cm" fo:min-width="0.355cm" fo:padding-top="0.142cm" fo:padding-bottom="0.142cm" fo:padding-left="0.267cm" fo:padding-right="0.267cm"/>
    </style:style>
    <style:style style:name="gr5" style:family="graphic" style:parent-style-name="standard">
      <style:graphic-properties draw:marker-start="Circle" draw:marker-start-width="0.15cm" draw:marker-end="Arrow" draw:marker-end-width="0.15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04cm"/>
    </style:style>
    <style:style style:name="gr7" style:family="graphic" style:parent-style-name="standard">
      <style:graphic-properties draw:stroke="none" svg:stroke-color="#000000" draw:fill="none" draw:fill-color="#ffffff" fo:min-height="0.957cm"/>
    </style:style>
    <style:style style:name="gr8" style:family="graphic" style:parent-style-name="standard">
      <style:graphic-properties draw:stroke="none" svg:stroke-color="#000000" draw:fill="none" draw:fill-color="#ffffff" fo:min-height="0.289cm"/>
    </style:style>
    <style:style style:name="gr9" style:family="graphic" style:parent-style-name="standard">
      <style:graphic-properties draw:stroke="none" svg:stroke-color="#000000" draw:fill="none" draw:fill-color="#ffffff" fo:min-height="0.577cm"/>
    </style:style>
    <style:style style:name="gr10" style:family="graphic" style:parent-style-name="objectwithoutfill">
      <style:graphic-properties draw:marker-start="Circle" draw:marker-start-width="0.15cm" draw:marker-end="Arrow" draw:marker-end-width="0.15cm" draw:fill="none" draw:textarea-vertical-align="middle"/>
    </style:style>
    <style:style style:name="gr11" style:family="graphic" style:parent-style-name="standard">
      <style:graphic-properties draw:stroke="solid" svg:stroke-color="#000000" draw:fill="solid" draw:fill-color="#dddddd" fo:min-height="0.289cm"/>
    </style:style>
    <style:style style:name="gr12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0.515cm" fo:min-width="0.863cm" fo:padding-top="0.142cm" fo:padding-bottom="0.142cm" fo:padding-left="0.267cm" fo:padding-right="0.267cm"/>
    </style:style>
    <style:style style:name="gr13" style:family="graphic" style:parent-style-name="standard">
      <style:graphic-properties draw:textarea-horizontal-align="justify" draw:textarea-vertical-align="middle" draw:auto-grow-height="false" fo:min-height="1.04cm" fo:min-width="1.13cm"/>
    </style:style>
    <style:style style:name="gr14" style:family="graphic" style:parent-style-name="objectwithoutfill">
      <style:graphic-properties draw:marker-end="Arrow" draw:marker-end-width="0.15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272cm" fo:min-width="0.876cm"/>
    </style:style>
    <style:style style:name="gr16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3.526cm" fo:min-width="3.53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none" fo:min-height="0.48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39cm" fo:min-width="1.098cm"/>
    </style:style>
    <style:style style:name="gr19" style:family="graphic" style:parent-style-name="objectwithoutfill">
      <style:graphic-properties draw:stroke="dash" draw:stroke-dash="Dashed_20__28_var_29_" draw:fill="none" draw:textarea-vertical-align="middle"/>
    </style:style>
    <style:style style:name="gr20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1.143cm" fo:min-width="3.53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0.686cm" fo:min-width="0.355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479cm"/>
    </style:style>
    <style:style style:name="gr23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11cm" fo:min-width="0cm"/>
    </style:style>
    <style:style style:name="gr24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148cm" fo:min-width="2.803cm" fo:wrap-option="no-wrap"/>
    </style:style>
    <style:style style:name="gr2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545cm" fo:min-width="2.93cm" fo:wrap-option="no-wrap"/>
    </style:style>
    <style:style style:name="gr2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639cm" fo:min-width="2.16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swald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style:font-name="Oswald1"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fo:color="#ff6600" style:font-name="Oswald1"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  <style:text-properties style:font-name="Oswald1" fo:font-size="6pt" style:font-size-asian="6pt" style:font-size-complex="6pt"/>
    </style:style>
    <style:style style:name="P7" style:family="paragraph">
      <style:paragraph-properties fo:text-align="center"/>
      <style:text-properties fo:color="#ff6600" style:font-name="Oswald" fo:font-size="6pt" style:font-size-asian="6pt" style:font-size-complex="6pt"/>
    </style:style>
    <style:style style:name="P8" style:family="paragraph">
      <style:paragraph-properties fo:text-align="center"/>
      <style:text-properties style:font-name="Oswald"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style:font-name="Oswald1" fo:font-size="8pt" style:font-size-asian="8pt" style:font-size-complex="8pt"/>
    </style:style>
    <style:style style:name="P10" style:family="paragraph">
      <loext:graphic-properties draw:fill="solid" draw:fill-color="#ffffff"/>
      <style:paragraph-properties fo:text-align="center"/>
      <style:text-properties style:font-name="Oswald" fo:font-size="8pt" style:font-size-asian="8pt" style:font-size-complex="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6666ff" style:font-name="Oswald1" fo:font-size="10pt" fo:letter-spacing="0.212cm" fo:background-color="#6666ff" style:font-size-asian="10pt" style:font-size-complex="10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6666ff" style:font-name="Oswald1" fo:font-size="10pt" fo:letter-spacing="0.212cm" style:font-size-asian="10pt" style:font-size-complex="10pt"/>
    </style:style>
    <style:style style:name="P15" style:family="paragraph">
      <loext:graphic-properties draw:fill="solid" draw:fill-color="#ffff99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solid" draw:fill-color="#ffff99"/>
      <style:paragraph-properties fo:text-align="center"/>
    </style:style>
    <style:style style:name="T1" style:family="text">
      <style:text-properties style:font-name="Oswald1" fo:font-size="10pt" style:font-size-asian="10pt" style:font-size-complex="10pt"/>
    </style:style>
    <style:style style:name="T2" style:family="text">
      <style:text-properties style:font-name="Oswald1" fo:font-size="6pt" style:font-size-asian="6pt" style:font-size-complex="6pt"/>
    </style:style>
    <style:style style:name="T3" style:family="text">
      <style:text-properties fo:color="#ff6600" style:font-name="Oswald1" fo:font-size="6pt" style:font-size-asian="6pt" style:font-size-complex="6pt"/>
    </style:style>
    <style:style style:name="T4" style:family="text">
      <style:text-properties fo:color="#ff6600" style:font-name="Oswald" fo:font-size="6pt" style:font-size-asian="6pt" style:font-size-complex="6pt"/>
    </style:style>
    <style:style style:name="T5" style:family="text">
      <style:text-properties style:font-name="Oswald" fo:font-size="8pt" style:font-size-asian="8pt" style:font-size-complex="8pt"/>
    </style:style>
    <style:style style:name="T6" style:family="text">
      <style:text-properties style:font-name="Oswald1" fo:font-size="8pt" style:font-size-asian="8pt" style:font-size-complex="8pt"/>
    </style:style>
    <style:style style:name="T7" style:family="text">
      <style:text-properties fo:color="#6666ff" style:font-name="Oswald1" fo:font-size="10pt" fo:letter-spacing="0.212cm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Ubuntu Condensed" fo:font-size="8pt" style:font-size-asian="8pt" style:font-size-complex="8pt"/>
    </style:style>
    <style:style style:name="T10" style:family="text">
      <style:text-properties fo:color="#ff3333" style:font-name="Ubuntu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3.937cm" svg:x="3.676cm" svg:y="1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13cm" svg:height="2.286cm" svg:x="9.167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2.286cm" svg:x="7.778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89cm" svg:height="2.286cm" svg:x="6.402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2.286cm" svg:x="5.478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2.286cm" svg:x="4.278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66cm" svg:y1="2.783cm" svg:x2="9.01cm" svg:y2="2.783cm">
          <text:p/>
        </draw:line>
        <draw:line draw:style-name="gr5" draw:text-style-name="P1" draw:layer="layout" svg:x1="8.815cm" svg:y1="4.342cm" svg:x2="2.66cm" svg:y2="4.307cm">
          <text:p/>
        </draw:line>
        <draw:frame draw:style-name="gr6" draw:text-style-name="P2" draw:layer="layout" svg:width="2.972cm" svg:height="0.854cm" svg:x="6.419cm" svg:y="0.34cm">
          <draw:text-box>
            <text:p text:style-name="P1"><text:span text:style-name="T1">Servlet Container</text:span></text:p>
          </draw:text-box>
        </draw:frame>
        <draw:frame draw:style-name="gr7" draw:text-style-name="P2" draw:layer="layout" svg:width="2.464cm" svg:height="1.207cm" svg:x="9.119cm" svg:y="2.94cm">
          <draw:text-box>
            <text:p text:style-name="P1"><text:span text:style-name="T1">Your Web Application</text:span></text:p>
          </draw:text-box>
        </draw:frame>
        <draw:frame draw:style-name="gr8" draw:text-style-name="P3" draw:layer="layout" svg:width="1.321cm" svg:height="0.539cm" draw:transform="rotate (1.5707963267949) translate (3.854cm 4.184cm)">
          <draw:text-box>
            <text:p text:style-name="P1"><text:span text:style-name="T2">Filter #1</text:span></text:p>
          </draw:text-box>
        </draw:frame>
        <draw:frame draw:style-name="gr8" draw:text-style-name="P3" draw:layer="layout" svg:width="1.321cm" svg:height="0.539cm" draw:transform="rotate (1.5707963267949) translate (5.055cm 4.185cm)">
          <draw:text-box>
            <text:p text:style-name="P1"><text:span text:style-name="T2">Filter #2</text:span></text:p>
          </draw:text-box>
        </draw:frame>
        <draw:frame draw:style-name="gr9" draw:text-style-name="P4" draw:layer="layout" svg:width="1.27cm" svg:height="0.827cm" svg:x="6.248cm" svg:y="3.099cm">
          <draw:text-box>
            <text:p text:style-name="P1"><text:span text:style-name="T3">HRRS <text:s/>Filter </text:span></text:p>
          </draw:text-box>
        </draw:frame>
        <draw:frame draw:style-name="gr8" draw:text-style-name="P3" draw:layer="layout" svg:width="1.321cm" svg:height="0.539cm" draw:transform="rotate (1.5707963267949) translate (7.357cm 4.187cm)">
          <draw:text-box>
            <text:p text:style-name="P1"><text:span text:style-name="T2">Filter #n</text:span></text:p>
          </draw:text-box>
        </draw:frame>
        <draw:line draw:style-name="gr10" draw:text-style-name="P5" draw:layer="layout" svg:x1="6.837cm" svg:y1="2.691cm" svg:x2="6.837cm" svg:y2="5.891cm">
          <text:p/>
        </draw:line>
        <draw:frame draw:style-name="gr11" draw:text-style-name="P6" draw:layer="layout" svg:width="1.649cm" svg:height="0.539cm" svg:x="0.935cm" svg:y="2.537cm">
          <draw:text-box>
            <text:p text:style-name="P1"><text:span text:style-name="T2">HTTP Request</text:span></text:p>
          </draw:text-box>
        </draw:frame>
        <draw:frame draw:style-name="gr11" draw:text-style-name="P6" draw:layer="layout" svg:width="1.778cm" svg:height="0.539cm" svg:x="8.915cm" svg:y="4.057cm">
          <draw:text-box>
            <text:p text:style-name="P1"><text:span text:style-name="T2">HTTP Response</text:span></text:p>
          </draw:text-box>
        </draw:frame>
        <draw:custom-shape draw:style-name="gr12" draw:text-style-name="P7" xml:id="id7" draw:id="id7" draw:layer="layout" svg:width="1.397cm" svg:height="0.799cm" svg:x="6.048cm" svg:y="6.002cm">
          <text:p text:style-name="P1"><text:span text:style-name="T4">HRRS</text:span><text:span text:style-name="T4"><text:line-break/></text:span><text:span text:style-name="T4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8" draw:id="id8" draw:layer="layout" svg:width="1.397cm" svg:height="0.799cm" svg:x="1.219cm" svg:y="6.002cm">
          <text:p text:style-name="P1"><text:span text:style-name="T4">HRRS</text:span><text:span text:style-name="T4"><text:line-break/></text:span><text:span text:style-name="T4">Writer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" draw:id="id1" draw:layer="layout" svg:width="1.63cm" svg:height="1.29cm" svg:x="1.113cm" svg:y="7.797cm">
          <text:p text:style-name="P1"><text:span text:style-name="T5">Recorded</text:span></text:p>
          <text:p text:style-name="P1"><text:span text:style-name="T5">HTTP</text:span></text:p>
          <text:p text:style-name="P1"><text:span text:style-name="T5">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" draw:id="id2" draw:layer="layout" svg:width="1.397cm" svg:height="0.799cm" svg:x="4.141cm" svg:y="8.447cm">
          <text:p text:style-name="P1"><text:span text:style-name="T4">HRRS</text:span><text:span text:style-name="T4"><text:line-break/></text:span><text:span text:style-name="T4">Read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3" draw:id="id3" draw:layer="layout" svg:width="1.397cm" svg:height="0.799cm" svg:x="6.173cm" svg:y="8.447cm">
          <text:p text:style-name="P1"><text:span text:style-name="T4">HRRS</text:span><text:span text:style-name="T4"><text:line-break/></text:span><text:span text:style-name="T4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4" draw:id="id4" draw:layer="layout" svg:width="1.397cm" svg:height="0.799cm" svg:x="4.141cm" svg:y="10.781cm">
          <text:p text:style-name="P1"><text:span text:style-name="T4">HRRS</text:span><text:span text:style-name="T4"><text:line-break/></text:span><text:span text:style-name="T4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5" draw:id="id5" draw:layer="layout" svg:width="1.397cm" svg:height="0.799cm" svg:x="6.173cm" svg:y="10.781cm">
          <text:p text:style-name="P1"><text:span text:style-name="T4">HRRS</text:span><text:span text:style-name="T4"><text:line-break/></text:span><text:span text:style-name="T4">Writer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2.743cm" svg:y1="8.442cm" svg:x2="4.141cm" svg:y2="8.846cm" draw:start-shape="id1" draw:start-glue-point="1" draw:end-shape="id2" draw:end-glue-point="3" svg:d="M2743 8442h690v404h708" svg:viewBox="0 0 1399 405">
          <text:p/>
        </draw:connector>
        <draw:connector draw:style-name="gr14" draw:text-style-name="P5" draw:layer="layout" svg:x1="5.538cm" svg:y1="8.846cm" svg:x2="6.173cm" svg:y2="8.846cm" draw:start-shape="id2" draw:start-glue-point="1" draw:end-shape="id3" draw:end-glue-point="3" svg:d="M5538 8846h635" svg:viewBox="0 0 636 1">
          <text:p/>
        </draw:connector>
        <draw:connector draw:style-name="gr14" draw:text-style-name="P5" draw:layer="layout" svg:x1="6.871cm" svg:y1="9.246cm" svg:x2="4.839cm" svg:y2="10.781cm" draw:start-shape="id3" draw:start-glue-point="2" draw:end-shape="id4" draw:end-glue-point="0" svg:d="M6871 9246v767h-2032v768" svg:viewBox="0 0 2033 1536">
          <text:p/>
        </draw:connector>
        <draw:connector draw:style-name="gr14" draw:text-style-name="P5" draw:layer="layout" svg:x1="5.538cm" svg:y1="11.18cm" svg:x2="6.173cm" svg:y2="11.18cm" draw:start-shape="id4" draw:start-glue-point="1" draw:end-shape="id5" draw:end-glue-point="3" svg:d="M5538 11180h635" svg:viewBox="0 0 636 1">
          <text:p/>
        </draw:connector>
        <draw:custom-shape draw:style-name="gr15" draw:text-style-name="P8" xml:id="id6" draw:id="id6" draw:layer="layout" svg:width="1.376cm" svg:height="1.522cm" svg:x="9.114cm" svg:y="6.262cm">
          <text:p text:style-name="P1"><text:span text:style-name="T5">Distilled</text:span></text:p>
          <text:p text:style-name="P1"><text:span text:style-name="T5">HTTP</text:span></text:p>
          <text:p text:style-name="P1"><text:span text:style-name="T5">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7.57cm" svg:y1="11.18cm" svg:x2="9.114cm" svg:y2="7.023cm" draw:start-shape="id5" draw:start-glue-point="1" draw:end-shape="id6" draw:end-glue-point="3" svg:d="M7570 11180h780v-4157h764" svg:viewBox="0 0 1545 4158">
          <text:p/>
        </draw:connector>
        <draw:custom-shape draw:style-name="gr16" draw:text-style-name="P7" draw:layer="layout" svg:width="4.064cm" svg:height="3.81cm" svg:x="3.887cm" svg:y="8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draw:layer="layout" svg:width="2.492cm" svg:height="0.73cm" svg:x="4.589cm" svg:y="7.436cm">
          <draw:text-box>
            <text:p text:style-name="P1"><text:span text:style-name="T6">HRRS Distiller</text:span></text:p>
          </draw:text-box>
        </draw:frame>
        <draw:custom-shape draw:style-name="gr18" draw:text-style-name="P10" draw:layer="layout" svg:width="2.54cm" svg:height="1.016cm" svg:x="4.622cm" svg:y="9.49cm">
          <text:p text:style-name="P1"><text:span text:style-name="T5">user provided</text:span><text:span text:style-name="T5"><text:line-break/></text:span><text:span text:style-name="T5">distiller scrip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5" draw:layer="layout" svg:x1="6.048cm" svg:y1="6.401cm" svg:x2="2.616cm" svg:y2="6.401cm" draw:start-shape="id7" draw:start-glue-point="3" draw:end-shape="id8" draw:end-glue-point="1" svg:d="M6048 6401h-3432" svg:viewBox="0 0 3433 1">
          <text:p/>
        </draw:connector>
        <draw:connector draw:style-name="gr14" draw:text-style-name="P5" draw:layer="layout" svg:x1="1.917cm" svg:y1="6.801cm" svg:x2="1.928cm" svg:y2="7.797cm" draw:start-shape="id8" draw:start-glue-point="2" draw:end-shape="id1" draw:end-glue-point="0" svg:d="M1917 6801v506h11v490" svg:viewBox="0 0 12 997">
          <text:p/>
        </draw:connector>
        <draw:line draw:style-name="gr19" draw:text-style-name="P5" draw:layer="layout" svg:x1="0.182cm" svg:y1="5.323cm" svg:x2="16.113cm" svg:y2="5.445cm">
          <text:p/>
        </draw:line>
        <draw:custom-shape draw:style-name="gr2" draw:text-style-name="P1" draw:layer="layout" svg:width="2.413cm" svg:height="2.286cm" svg:x="12.614cm" svg:y="9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64cm" svg:height="1.207cm" svg:x="12.69cm" svg:y="9.624cm">
          <draw:text-box>
            <text:p text:style-name="P1"><text:span text:style-name="T1">Your Web Application</text:span></text:p>
          </draw:text-box>
        </draw:frame>
        <draw:custom-shape draw:style-name="gr12" draw:text-style-name="P7" xml:id="id9" draw:id="id9" draw:layer="layout" svg:width="1.397cm" svg:height="0.799cm" svg:x="12.041cm" svg:y="6.657cm">
          <text:p text:style-name="P1"><text:span text:style-name="T4">HRRS</text:span><text:span text:style-name="T4"><text:line-break/></text:span><text:span text:style-name="T4">Read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0" draw:id="id10" draw:layer="layout" svg:width="1.397cm" svg:height="0.799cm" svg:x="14.073cm" svg:y="6.657cm">
          <text:p text:style-name="P1"><text:span text:style-name="T4">HRRS</text:span><text:span text:style-name="T4"><text:line-break/></text:span><text:span text:style-name="T4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13.438cm" svg:y1="7.056cm" svg:x2="14.073cm" svg:y2="7.056cm" draw:start-shape="id9" draw:start-glue-point="1" draw:end-shape="id10" draw:end-glue-point="3" svg:d="M13438 7056h635" svg:viewBox="0 0 636 1">
          <text:p/>
        </draw:connector>
        <draw:custom-shape draw:style-name="gr20" draw:text-style-name="P7" draw:layer="layout" svg:width="4.064cm" svg:height="1.427cm" svg:x="11.787cm" svg:y="6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draw:layer="layout" svg:width="2.492cm" svg:height="0.73cm" svg:x="12.489cm" svg:y="5.646cm">
          <draw:text-box>
            <text:p text:style-name="P1"><text:span text:style-name="T6">HRRS Replayer</text:span></text:p>
          </draw:text-box>
        </draw:frame>
        <draw:connector draw:style-name="gr14" draw:text-style-name="P5" draw:layer="layout" svg:x1="10.49cm" svg:y1="7.023cm" svg:x2="12.041cm" svg:y2="7.056cm" draw:start-shape="id6" draw:start-glue-point="1" draw:end-shape="id9" draw:end-glue-point="3" svg:d="M10490 7023h767v33h784" svg:viewBox="0 0 1552 34">
          <text:p/>
        </draw:connector>
        <draw:line draw:style-name="gr10" draw:text-style-name="P5" draw:layer="layout" svg:x1="13.206cm" svg:y1="7.976cm" svg:x2="13.206cm" svg:y2="8.983cm">
          <text:p/>
        </draw:line>
        <draw:line draw:style-name="gr10" draw:text-style-name="P5" draw:layer="layout" svg:x1="13.506cm" svg:y1="7.977cm" svg:x2="13.506cm" svg:y2="8.984cm">
          <text:p/>
        </draw:line>
        <draw:line draw:style-name="gr10" draw:text-style-name="P5" draw:layer="layout" svg:x1="13.806cm" svg:y1="7.978cm" svg:x2="13.806cm" svg:y2="8.985cm">
          <text:p/>
        </draw:line>
        <draw:line draw:style-name="gr10" draw:text-style-name="P5" draw:layer="layout" svg:x1="14.106cm" svg:y1="7.979cm" svg:x2="14.106cm" svg:y2="8.986cm">
          <text:p/>
        </draw:line>
        <draw:line draw:style-name="gr10" draw:text-style-name="P5" draw:layer="layout" svg:x1="14.406cm" svg:y1="7.98cm" svg:x2="14.406cm" svg:y2="8.987cm">
          <text:p/>
        </draw:line>
        <draw:custom-shape draw:style-name="gr21" draw:text-style-name="P1" draw:layer="layout" svg:width="0.889cm" svg:height="0.97cm" svg:x="6.402cm" svg:y="1.33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" draw:text-style-name="P4" draw:layer="layout" svg:width="1.27cm" svg:height="0.827cm" svg:x="6.248cm" svg:y="1.4cm">
          <draw:text-box>
            <text:p text:style-name="P1"><text:span text:style-name="T3">HRRS <text:s/>Servlet </text:span></text:p>
          </draw:text-box>
        </draw:frame>
        <draw:frame draw:style-name="gr22" draw:text-style-name="P12" draw:layer="layout" svg:width="4.5cm" svg:height="0.729cm" draw:transform="rotate (1.5707963267949) translate (0.105cm 5.254cm)">
          <draw:text-box>
            <text:p text:style-name="P11"><text:span text:style-name="T7">PRODUCTION</text:span></text:p>
          </draw:text-box>
        </draw:frame>
        <draw:frame draw:style-name="gr22" draw:text-style-name="P14" draw:layer="layout" svg:width="4.942cm" svg:height="0.729cm" draw:transform="rotate (1.5707963267949) translate (0.106cm 10.354cm)">
          <draw:text-box>
            <text:p text:style-name="P13"><text:span text:style-name="T7">ACCEPTANCE</text:span></text:p>
          </draw:text-box>
        </draw:frame>
        <draw:custom-shape draw:style-name="gr23" draw:text-style-name="P15" draw:layer="layout" svg:width="0.508cm" svg:height="0.508cm" svg:x="6.786cm" svg:y="2.148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508cm" svg:height="0.508cm" svg:x="8.497cm" svg:y="8.723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508cm" svg:height="0.508cm" svg:x="14.583cm" svg:y="8.214cm">
          <text:p text:style-name="P1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3.302cm" svg:height="1.397cm" svg:x="9.249cm" svg:y="0.213cm">
          <text:p text:style-name="P1"><text:span text:style-name="T9">Incoming HTTP requests are</text:span></text:p>
          <text:p text:style-name="P1"><text:span text:style-name="T10">recorded</text:span><text:span text:style-name="T9"> and stored using</text:span></text:p>
          <text:p text:style-name="P1"><text:span text:style-name="T9">the provided writer.</text:span></text:p>
          <draw:enhanced-geometry svg:viewBox="0 0 21600 21600" draw:glue-points="10800 0 0 10800 10800 21600 21600 10800 ?f40 ?f41" draw:text-areas="0 0 21600 21600" draw:type="rectangular-callout" draw:modifiers="-12490.4632152589 31658.3690987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6" draw:layer="layout" svg:width="3.429cm" svg:height="2.794cm" svg:x="8.487cm" svg:y="9.865cm">
          <text:p text:style-name="P1"><text:span text:style-name="T9">Recorded HTTP requests are</text:span><text:span text:style-name="T9"><text:line-break/></text:span><text:span text:style-name="T10">distilled</text:span><text:span text:style-name="T9">, that is, certain HTTP</text:span></text:p>
          <text:p text:style-name="P1"><text:span text:style-name="T9">headers are excluded,</text:span></text:p>
          <text:p text:style-name="P1"><text:span text:style-name="T9">promotion codes are removed</text:span></text:p>
          <text:p text:style-name="P1"><text:span text:style-name="T9">from the URL, payload</text:span></text:p>
          <text:p text:style-name="P1"><text:span text:style-name="T9">is sanitized by shadowing</text:span></text:p>
          <text:p text:style-name="P1"><text:span text:style-name="T9">sensitive customer</text:span></text:p>
          <text:p text:style-name="P1"><text:span text:style-name="T9">information, etc.</text:span></text:p>
          <draw:enhanced-geometry svg:viewBox="0 0 21600 21600" draw:glue-points="10800 0 0 10800 10800 21600 21600 10800 ?f40 ?f41" draw:text-areas="0 0 21600 21600" draw:type="rectangular-callout" draw:modifiers="2707.87172011662 -4451.37745974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6" draw:layer="layout" svg:width="2.667cm" svg:height="0.889cm" svg:x="13.319cm" svg:y="11.668cm">
          <text:p text:style-name="P1"><text:span text:style-name="T9">Distilled HTTP requests</text:span></text:p>
          <text:p text:style-name="P1"><text:span text:style-name="T9">are </text:span><text:span text:style-name="T10">replayed</text:span><text:span text:style-name="T9">.</text:span></text:p>
          <draw:enhanced-geometry svg:viewBox="0 0 21600 21600" draw:glue-points="10800 0 0 10800 10800 21600 21600 10800 ?f40 ?f41" draw:text-areas="0 0 21600 21600" draw:type="rectangular-callout" draw:modifiers="12734.9325337331 -69702.4719101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Oswald1" svg:font-family="Oswald" style:font-adornments="Medium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15cm" draw:marker-end="Arrow" draw:marker-end-width="0.15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8:07:42.776390735</meta:creation-date>
    <dc:date>2017-04-22T22:46:56.565523099</dc:date>
    <meta:editing-duration>PT27M17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